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9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1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3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5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6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17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9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1" style:family="text">
      <style:text-properties fo:font-size="9.00pt" fo:font-weight="normal" fo:font-family="Consolas" style:font-family-asian="Consolas" style:font-family-complex="Consolas" fo:background-color="#282a36" fo:color="#8be9fd"/>
    </style:style>
    <style:style style:name="T2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3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5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2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7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28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29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3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1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3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5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7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3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9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1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4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3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4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5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7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8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49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5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51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5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53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5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55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5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57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58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59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6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6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64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6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66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6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68" style:family="text">
      <style:text-properties fo:font-size="9.00pt" fo:font-weight="bold" fo:font-family="Consolas" style:font-family-asian="Consolas" style:font-family-complex="Consolas" fo:background-color="#282a36" fo:color="#ff79c6"/>
    </style:style>
    <style:style style:name="T6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70" style:family="text">
      <style:text-properties fo:font-size="9.00pt" fo:font-weight="normal" fo:font-family="Consolas" style:font-family-asian="Consolas" style:font-family-complex="Consolas" fo:background-color="#282a36" fo:color="#8be9fd"/>
    </style:style>
    <style:style style:name="T7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72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7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74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75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76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7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78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7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80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81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82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8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84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8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86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87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88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8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90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9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92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93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94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9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96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9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98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9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0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03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0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05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06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107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0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09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1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11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11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13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11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15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1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17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1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19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2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21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2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23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2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25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2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27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2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29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3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31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3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33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3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35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3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37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3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39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4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41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4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43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44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145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4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47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4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49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5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51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5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53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5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55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5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57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5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59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16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61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6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63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6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65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6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67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6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69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7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71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72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173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7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75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17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77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7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79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8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81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8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83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8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85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86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187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8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19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92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19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94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95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196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19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198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19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00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20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02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20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04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0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06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0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08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0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10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1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12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1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14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1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16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1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18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1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20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2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22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22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24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2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26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22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28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229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230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23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32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3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34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3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36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3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38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3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40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4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42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4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44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4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46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4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48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24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50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5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52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5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54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5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56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5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58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5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60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26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62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263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264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26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66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6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68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6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70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7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72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7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74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7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76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7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78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7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80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8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82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28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84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28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86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28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88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8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90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29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92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29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94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29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96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297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298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29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00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01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02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303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04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05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06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307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308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309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1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13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31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15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316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317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31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19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2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21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32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23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32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25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2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27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2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29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3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31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3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33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33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35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3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37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3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39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4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41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4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43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4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45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4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47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4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49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5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51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5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53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35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57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5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59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6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61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6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63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6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65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6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67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6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69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37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71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7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73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7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75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7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77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37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79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8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81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38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83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384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385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38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87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8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89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39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91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39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93" style:family="text">
      <style:text-properties fo:font-size="9.00pt" fo:font-weight="normal" fo:font-family="Consolas" style:font-family-asian="Consolas" style:font-family-complex="Consolas" fo:background-color="#282a36" fo:color="#6272a4"/>
    </style:style>
    <style:style style:name="T39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95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39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97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39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399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40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01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0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03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40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05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06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407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0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09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41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11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41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13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1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15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16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417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1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19" style:family="text">
      <style:text-properties fo:font-size="9.00pt" fo:font-weight="normal" fo:font-family="Consolas" style:font-family-asian="Consolas" style:font-family-complex="Consolas" fo:background-color="#282a36" fo:color="#ffb86c" fo:font-style="italic"/>
    </style:style>
    <style:style style:name="T42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21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2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23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42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25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2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27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42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29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30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431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3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9.00pt" fo:font-weight="normal" fo:font-family="Consolas" style:font-family-asian="Consolas" style:font-family-complex="Consolas" fo:background-color="#282a36" fo:color="#6272a4"/>
    </style:style>
    <style:style style:name="T435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43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37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3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39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40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441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4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43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4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45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44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47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4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49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50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451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5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53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5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55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456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57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5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59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60" style:family="text">
      <style:text-properties fo:font-size="9.00pt" fo:font-weight="normal" fo:font-family="Consolas" style:font-family-asian="Consolas" style:font-family-complex="Consolas" fo:background-color="#282a36" fo:color="#f1fa8c"/>
    </style:style>
    <style:style style:name="T461" style:family="text">
      <style:text-properties fo:font-size="9.00pt" fo:font-weight="normal" fo:font-family="Consolas" style:font-family-asian="Consolas" style:font-family-complex="Consolas" fo:background-color="#282a36" fo:color="#e9f284"/>
    </style:style>
    <style:style style:name="T46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63" style:family="text">
      <style:text-properties fo:font-size="9.00pt" fo:font-weight="normal" fo:font-family="Consolas" style:font-family-asian="Consolas" style:font-family-complex="Consolas" fo:background-color="#282a36" fo:color="#50fa7b"/>
    </style:style>
    <style:style style:name="T46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65" style:family="text">
      <style:text-properties fo:font-size="9.00pt" fo:font-weight="normal" fo:font-family="Consolas" style:font-family-asian="Consolas" style:font-family-complex="Consolas" fo:background-color="#282a36" fo:color="#6272a4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9.00pt" fo:font-weight="normal" fo:font-family="Consolas" style:font-family-asian="Consolas" style:font-family-complex="Consolas" fo:background-color="#282a36" fo:color="#bd93f9" fo:font-style="italic"/>
    </style:style>
    <style:style style:name="T468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69" style:family="text">
      <style:text-properties fo:font-size="9.00pt" fo:font-weight="normal" fo:font-family="Consolas" style:font-family-asian="Consolas" style:font-family-complex="Consolas" fo:background-color="#282a36" fo:color="#bd93f9" fo:font-style="italic"/>
    </style:style>
    <style:style style:name="T470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71" style:family="text">
      <style:text-properties fo:font-size="9.00pt" fo:font-weight="normal" fo:font-family="Consolas" style:font-family-asian="Consolas" style:font-family-complex="Consolas" fo:background-color="#282a36" fo:color="#ff79c6"/>
    </style:style>
    <style:style style:name="T472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73" style:family="text">
      <style:text-properties fo:font-size="9.00pt" fo:font-weight="normal" fo:font-family="Consolas" style:font-family-asian="Consolas" style:font-family-complex="Consolas" fo:background-color="#282a36" fo:color="#bd93f9"/>
    </style:style>
    <style:style style:name="T474" style:family="text">
      <style:text-properties fo:font-size="9.00pt" fo:font-weight="normal" fo:font-family="Consolas" style:font-family-asian="Consolas" style:font-family-complex="Consolas" fo:background-color="#282a36" fo:color="#f8f8f2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35.00%" fo:text-align="lef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35.00%" fo:text-align="left"/>
    </style:style>
    <style:style style:name="P4" style:family="paragraph">
      <style:paragraph-properties fo:line-height="115.00%" fo:text-align="left"/>
    </style:style>
  </office:automatic-styles>
  <office:body>
    <office:text>
      <text:p text:style-name="P1"><text:span text:style-name="T1">Crie a pasta "components", e dentro dela crie os arquivos cadastrarDoador.js, doador.js e home.js</text:span></text:p>
      <text:p text:style-name="P1"><text:span text:style-name="T1"/></text:p>
      <text:p text:style-name="P1"><text:span text:style-name="T1">-------------------------------------------------------------------------------------------------</text:span></text:p>
      <text:p text:style-name="P1"><text:span text:style-name="T1">O arquivo index.js fica assim:</text:span></text:p>
      <text:p text:style-name="P1"><text:span text:style-name="T1"/></text:p>
      <text:p text:style-name="P1"><text:span text:style-name="T1">import React from 'react';</text:span></text:p>
      <text:p text:style-name="P1"><text:span text:style-name="T1">import ReactDOM from 'react-dom';</text:span></text:p>
      <text:p text:style-name="P1"><text:span text:style-name="T1">import { BrowserRouter as Router } from 'react-router-dom';</text:span></text:p>
      <text:p text:style-name="P1"><text:span text:style-name="T1">import App from './App';</text:span></text:p>
      <text:p text:style-name="P1"><text:span text:style-name="T1"/></text:p>
      <text:p text:style-name="P1"><text:span text:style-name="T1">ReactDOM.render(</text:span></text:p>
      <text:p text:style-name="P1"><text:span text:style-name="T1"><text:s text:c="2"/>&lt;Router&gt;</text:span></text:p>
      <text:p text:style-name="P1"><text:span text:style-name="T1"><text:s text:c="4"/>&lt;App /&gt;</text:span></text:p>
      <text:p text:style-name="P1"><text:span text:style-name="T1"><text:s text:c="2"/>&lt;/Router&gt;,</text:span></text:p>
      <text:p text:style-name="P1"><text:span text:style-name="T1"><text:s text:c="2"/>document.getElementById('root')</text:span></text:p>
      <text:p text:style-name="P1"><text:span text:style-name="T1">);</text:span></text:p>
      <text:p text:style-name="P1"><text:span text:style-name="T1"/></text:p>
      <text:p text:style-name="P1"><text:span text:style-name="T1">----------------------------------------------------------------------------------------------</text:span></text:p>
      <text:p text:style-name="P1"><text:span text:style-name="T1">O arquivo app.js fica assim:</text:span></text:p>
      <text:p text:style-name="P1"><text:span text:style-name="T1"/></text:p>
      <text:p text:style-name="P1"><text:span text:style-name="T1">import React from 'react';</text:span></text:p>
      <text:p text:style-name="P1"><text:span text:style-name="T1">import { Route, Routes, Link } from 'react-router-dom';</text:span></text:p>
      <text:p text:style-name="P1"><text:span text:style-name="T1">import Home from './components/home';</text:span></text:p>
      <text:p text:style-name="P1"><text:span text:style-name="T1">import Page1 from './components/doadores';</text:span></text:p>
      <text:p text:style-name="P1"><text:span text:style-name="T1">import Page2 from './components/cadastroDoador';</text:span></text:p>
      <text:p text:style-name="P1"><text:span text:style-name="T1"/></text:p>
      <text:p text:style-name="P1"><text:span text:style-name="T1">function App() {</text:span></text:p>
      <text:p text:style-name="P1"><text:span text:style-name="T1"><text:s text:c="2"/>return (</text:span></text:p>
      <text:p text:style-name="P1"><text:span text:style-name="T1"><text:s text:c="4"/>&lt;div&gt;</text:span></text:p>
      <text:p text:style-name="P1"><text:span text:style-name="T1"><text:s text:c="6"/>&lt;nav&gt;</text:span></text:p>
      <text:p text:style-name="P1"><text:span text:style-name="T1"><text:s text:c="8"/>&lt;ul&gt;</text:span></text:p>
      <text:p text:style-name="P1"><text:span text:style-name="T1"><text:s text:c="10"/>&lt;li&gt;</text:span></text:p>
      <text:p text:style-name="P1"><text:span text:style-name="T1"><text:s text:c="12"/>&lt;Link to="/"&gt;Home&lt;/Link&gt;</text:span></text:p>
      <text:p text:style-name="P1"><text:span text:style-name="T1"><text:s text:c="10"/>&lt;/li&gt;</text:span></text:p>
      <text:p text:style-name="P1"><text:span text:style-name="T1"><text:s text:c="10"/>&lt;li&gt;</text:span></text:p>
      <text:p text:style-name="P1"><text:span text:style-name="T1"><text:s text:c="12"/>&lt;Link to="/page1"&gt;Page 1&lt;/Link&gt;</text:span></text:p>
      <text:p text:style-name="P1"><text:span text:style-name="T1"><text:s text:c="10"/>&lt;/li&gt;</text:span></text:p>
      <text:p text:style-name="P1"><text:span text:style-name="T1"><text:s text:c="10"/>&lt;li&gt;</text:span></text:p>
      <text:p text:style-name="P1"><text:span text:style-name="T1"><text:s text:c="12"/>&lt;Link to="/page2"&gt;Page 2&lt;/Link&gt;</text:span></text:p>
      <text:p text:style-name="P1"><text:span text:style-name="T1"><text:s text:c="10"/>&lt;/li&gt;</text:span></text:p>
      <text:p text:style-name="P1"><text:span text:style-name="T1"><text:s text:c="8"/>&lt;/ul&gt;</text:span></text:p>
      <text:p text:style-name="P1"><text:span text:style-name="T1"><text:s text:c="6"/>&lt;/nav&gt;</text:span></text:p>
      <text:p text:style-name="P1"><text:span text:style-name="T1"/></text:p>
      <text:p text:style-name="P1"><text:span text:style-name="T1"><text:s text:c="6"/>&lt;Routes&gt;</text:span></text:p>
      <text:p text:style-name="P1"><text:span text:style-name="T1"><text:s text:c="6"/>&lt;Route path="/" element={&lt;Home /&gt;} /&gt;</text:span></text:p>
      <text:p text:style-name="P1"><text:span text:style-name="T1"><text:s text:c="8"/>&lt;Route path="/page1" element={&lt;Page1 /&gt;} /&gt;</text:span></text:p>
      <text:p text:style-name="P1"><text:span text:style-name="T1"><text:s text:c="8"/>&lt;Route path="/page2" element={&lt;Page2 /&gt;} /&gt;</text:span></text:p>
      <text:p text:style-name="P1"><text:span text:style-name="T1"><text:s text:c="6"/>&lt;/Routes&gt;</text:span></text:p>
      <text:p text:style-name="P1"><text:span text:style-name="T1"><text:s text:c="4"/>&lt;/div&gt;</text:span></text:p>
      <text:p text:style-name="P1"><text:span text:style-name="T1"><text:s text:c="2"/>);</text:span></text:p>
      <text:p text:style-name="P1"><text:span text:style-name="T1">}</text:span></text:p>
      <text:p text:style-name="P1"><text:span text:style-name="T1"/></text:p>
      <text:p text:style-name="P1"><text:span text:style-name="T1">export default App;</text:span></text:p>
      <text:p text:style-name="P1"><text:span text:style-name="T1"/></text:p>
      <text:p text:style-name="P1"><text:span text:style-name="T1">----------------------------------------------------------------------------------------------------------</text:span></text:p>
      <text:p text:style-name="P1"><text:span text:style-name="T1">O arquivo home.js deve ficar assim:</text:span></text:p>
      <text:p text:style-name="P1"><text:span text:style-name="T1"/></text:p>
      <text:p text:style-name="P1"><text:span text:style-name="T1">import React from 'react';</text:span></text:p>
      <text:p text:style-name="P1"><text:span text:style-name="T1"/></text:p>
      <text:p text:style-name="P1"><text:span text:style-name="T1">function Home() {</text:span></text:p>
      <text:p text:style-name="P1"><text:span text:style-name="T1"><text:s text:c="2"/>return &lt;h2&gt;Home Page&lt;/h2&gt;;</text:span></text:p>
      <text:p text:style-name="P1"><text:span text:style-name="T1">}</text:span></text:p>
      <text:p text:style-name="P1"><text:span text:style-name="T1"/></text:p>
      <text:p text:style-name="P1"><text:span text:style-name="T1">export default Home;</text:span></text:p>
      <text:p text:style-name="P1"><text:span text:style-name="T1"/></text:p>
      <text:p text:style-name="P1"><text:span text:style-name="T1">--------------------------------------------------------------------------------------------------------</text:span></text:p>
      <text:p text:style-name="P1"><text:span text:style-name="T1">O arquivo doadores.js deve ficar assim:</text:span></text:p>
      <text:p text:style-name="P1"><text:span text:style-name="T1"/></text:p>
      <text:p text:style-name="P1"><text:span text:style-name="T1">import React, { useState, useEffect } from 'react';</text:span></text:p>
      <text:p text:style-name="P1"><text:span text:style-name="T1">import axios from 'axios';</text:span></text:p>
      <text:p text:style-name="P1"><text:span text:style-name="T1">import { useNavigate } from 'react-router-dom';</text:span></text:p>
      <text:p text:style-name="P1"><text:span text:style-name="T1"/></text:p>
      <text:p text:style-name="P1"><text:span text:style-name="T1">const Doadores = () =&gt; {</text:span></text:p>
      <text:p text:style-name="P1"><text:span text:style-name="T1"><text:s text:c="4"/>const [items, setItems] = useState([]);</text:span></text:p>
      <text:p text:style-name="P1"><text:span text:style-name="T1"><text:s text:c="4"/>const navigate = useNavigate(); // Obtenha a instância de useNavigate</text:span></text:p>
      <text:p text:style-name="P1"><text:span text:style-name="T1"/></text:p>
      <text:p text:style-name="P1"><text:span text:style-name="T1"><text:s text:c="4"/>useEffect(() =&gt; {</text:span></text:p>
      <text:p text:style-name="P1"><text:span text:style-name="T1"><text:s text:c="8"/>const fetchData = async () =&gt; {</text:span></text:p>
      <text:p text:style-name="P1"><text:span text:style-name="T1"><text:s text:c="12"/>try {</text:span></text:p>
      <text:p text:style-name="P1"><text:span text:style-name="T1"><text:s text:c="16"/>const response = await axios.get('http://localhost:3333/doador');</text:span></text:p>
      <text:p text:style-name="P1"><text:span text:style-name="T1"><text:s text:c="16"/>setItems(response.data);</text:span></text:p>
      <text:p text:style-name="P1"><text:span text:style-name="T1"><text:s text:c="12"/>} catch (err) {</text:span></text:p>
      <text:p text:style-name="P1"><text:span text:style-name="T1"><text:s text:c="16"/>console.error(err);</text:span></text:p>
      <text:p text:style-name="P1"><text:span text:style-name="T1"><text:s text:c="12"/>}</text:span></text:p>
      <text:p text:style-name="P1"><text:span text:style-name="T1"><text:s text:c="8"/>};</text:span></text:p>
      <text:p text:style-name="P1"><text:span text:style-name="T1"/></text:p>
      <text:p text:style-name="P1"><text:span text:style-name="T1"><text:s text:c="8"/>fetchData();</text:span></text:p>
      <text:p text:style-name="P1"><text:span text:style-name="T1"><text:s text:c="4"/>}, []);</text:span></text:p>
      <text:p text:style-name="P1"><text:span text:style-name="T1"/></text:p>
      <text:p text:style-name="P1"><text:span text:style-name="T1"><text:s text:c="4"/>const handleAlterar = (id) =&gt; {</text:span></text:p>
      <text:p text:style-name="P1"><text:span text:style-name="T1"><text:s text:c="8"/>axios.post(`http://localhost:3333/excluirDoador/${id}`, { /* dados a serem enviados para o backend */ })</text:span></text:p>
      <text:p text:style-name="P1"><text:span text:style-name="T1"><text:s text:c="13"/>.then(response =&gt; {</text:span></text:p>
      <text:p text:style-name="P1"><text:span text:style-name="T1"><text:s text:c="17"/>// Se a requisição for bem-sucedida, você pode redirecionar para a rota desejada</text:span></text:p>
      <text:p text:style-name="P1"><text:span text:style-name="T1"><text:s text:c="17"/>window.location.href = '</text:span><text:a xlink:href="http://localhost:3333/excluirDoador/"><text:span text:style-name="T2">http://localhost:3333/excluirDoador/</text:span></text:a><text:span text:style-name="T3">' + id;</text:span></text:p>
      <text:p text:style-name="P1"><text:span text:style-name="T3"><text:s text:c="13"/>})</text:span></text:p>
      <text:p text:style-name="P1"><text:span text:style-name="T3"><text:s text:c="13"/>.catch(error =&gt; {</text:span></text:p>
      <text:p text:style-name="P1"><text:span text:style-name="T3"><text:s text:c="17"/>console.error('Erro ao fazer a requisição:', error);</text:span></text:p>
      <text:p text:style-name="P1"><text:span text:style-name="T3"><text:s text:c="17"/>// Trate o erro, se necessário</text:span></text:p>
      <text:p text:style-name="P1"><text:span text:style-name="T3"><text:s text:c="13"/>});</text:span></text:p>
      <text:p text:style-name="P1"><text:span text:style-name="T3"><text:s text:c="4"/>};</text:span></text:p>
      <text:p text:style-name="P1"><text:span text:style-name="T3"/></text:p>
      <text:p text:style-name="P1"><text:span text:style-name="T3"><text:s text:c="4"/>return (</text:span></text:p>
      <text:p text:style-name="P1"><text:span text:style-name="T3"><text:s text:c="8"/>&lt;div&gt;</text:span></text:p>
      <text:p text:style-name="P1"><text:span text:style-name="T3"><text:s text:c="10"/>&lt;h1&gt;Doadores:&lt;/h1&gt;</text:span></text:p>
      <text:p text:style-name="P1"><text:span text:style-name="T3"><text:s text:c="10"/>&lt;table&gt;</text:span></text:p>
      <text:p text:style-name="P1"><text:span text:style-name="T3"><text:s text:c="12"/>&lt;thead&gt;</text:span></text:p>
      <text:p text:style-name="P1"><text:span text:style-name="T3"><text:s text:c="14"/>&lt;tr&gt;</text:span></text:p>
      <text:p text:style-name="P1"><text:span text:style-name="T3"><text:s text:c="16"/>&lt;th&gt;Nome&lt;/th&gt;</text:span></text:p>
      <text:p text:style-name="P1"><text:span text:style-name="T3"><text:s text:c="16"/>&lt;th&gt;CPF&lt;/th&gt;</text:span></text:p>
      <text:p text:style-name="P1"><text:span text:style-name="T3"><text:s text:c="16"/>&lt;th&gt;Contato&lt;/th&gt;</text:span></text:p>
      <text:p text:style-name="P1"><text:span text:style-name="T3"><text:s text:c="16"/>&lt;th&gt;Tipo Sanguíneo&lt;/th&gt;</text:span></text:p>
      <text:p text:style-name="P1"><text:span text:style-name="T3"><text:s text:c="16"/>&lt;th&gt;RH&lt;/th&gt;</text:span></text:p>
      <text:p text:style-name="P1"><text:span text:style-name="T3"><text:s text:c="16"/>&lt;th&gt;Tipo RH Corretos&lt;/th&gt;</text:span></text:p>
      <text:p text:style-name="P1"><text:span text:style-name="T3"><text:s text:c="16"/>&lt;th&gt;Situação&lt;/th&gt;</text:span></text:p>
      <text:p text:style-name="P1"><text:span text:style-name="T3"><text:s text:c="14"/>&lt;/tr&gt;</text:span></text:p>
      <text:p text:style-name="P1"><text:span text:style-name="T3"><text:s text:c="12"/>&lt;/thead&gt;</text:span></text:p>
      <text:p text:style-name="P1"><text:span text:style-name="T3"><text:s text:c="12"/>&lt;tbody&gt;</text:span></text:p>
      <text:p text:style-name="P1"><text:span text:style-name="T3"><text:s text:c="14"/>{items.map(item =&gt; (</text:span></text:p>
      <text:p text:style-name="P1"><text:span text:style-name="T3"><text:s text:c="16"/>&lt;tr key={item.codigo}&gt;</text:span></text:p>
      <text:p text:style-name="P1"><text:span text:style-name="T3"><text:s text:c="18"/>&lt;td&gt;{item.nome}&lt;/td&gt;</text:span></text:p>
      <text:p text:style-name="P1"><text:span text:style-name="T3"><text:s text:c="18"/>&lt;td&gt;{item.cpf}&lt;/td&gt;</text:span></text:p>
      <text:p text:style-name="P1"><text:span text:style-name="T3"><text:s text:c="18"/>&lt;td&gt;{item.contato}&lt;/td&gt;</text:span></text:p>
      <text:p text:style-name="P1"><text:span text:style-name="T3"><text:s text:c="18"/>&lt;td&gt;{item.tipo_sanguineo}&lt;/td&gt;</text:span></text:p>
      <text:p text:style-name="P1"><text:span text:style-name="T3"><text:s text:c="18"/>&lt;td&gt;{item.rh}&lt;/td&gt;</text:span></text:p>
      <text:p text:style-name="P1"><text:span text:style-name="T3"><text:s text:c="18"/>&lt;td&gt;{item.tipo_rh_corretos}&lt;/td&gt;</text:span></text:p>
      <text:p text:style-name="P1"><text:span text:style-name="T3"><text:s text:c="18"/>&lt;td&gt;{item.situacao}&lt;/td&gt;</text:span></text:p>
      <text:p text:style-name="P1"><text:span text:style-name="T3"><text:s text:c="18"/>&lt;td&gt;&lt;button onClick={() =&gt; handleAlterar(item.codigo)}&gt; Excluir &lt;/button&gt;&lt;/td&gt;</text:span></text:p>
      <text:p text:style-name="P1"><text:span text:style-name="T3"><text:s text:c="18"/>&lt;td&gt;&lt;button&gt;Alterar&lt;/button&gt;&lt;/td&gt;</text:span></text:p>
      <text:p text:style-name="P1"><text:span text:style-name="T3"><text:s text:c="16"/>&lt;/tr&gt;</text:span></text:p>
      <text:p text:style-name="P1"><text:span text:style-name="T3"><text:s text:c="14"/>))}</text:span></text:p>
      <text:p text:style-name="P1"><text:span text:style-name="T3"><text:s text:c="12"/>&lt;/tbody&gt;</text:span></text:p>
      <text:p text:style-name="P1"><text:span text:style-name="T3"><text:s text:c="10"/>&lt;/table&gt;</text:span></text:p>
      <text:p text:style-name="P1"><text:span text:style-name="T3"><text:s text:c="8"/>&lt;/div&gt;</text:span></text:p>
      <text:p text:style-name="P1"><text:span text:style-name="T3"><text:s text:c="6"/>);</text:span></text:p>
      <text:p text:style-name="P1"><text:span text:style-name="T3">};</text:span></text:p>
      <text:p text:style-name="P1"><text:span text:style-name="T3"/></text:p>
      <text:p text:style-name="P1"><text:span text:style-name="T3">export default Doadores;</text:span></text:p>
      <text:p text:style-name="P1"><text:span text:style-name="T3"/></text:p>
      <text:p text:style-name="P1"><text:span text:style-name="T3">---------------------------------------------------------------------------------------------------------</text:span></text:p>
      <text:p text:style-name="P1"><text:span text:style-name="T3">O arquivo cadastroDoadores.js fica assim:</text:span></text:p>
      <text:p text:style-name="P1"><text:span text:style-name="T3"/></text:p>
      <text:p text:style-name="P1"><text:span text:style-name="T3">import React, { useState } from 'react';</text:span></text:p>
      <text:p text:style-name="P1"><text:span text:style-name="T3"/></text:p>
      <text:p text:style-name="P1"><text:span text:style-name="T3">const Formulario = () =&gt; {</text:span></text:p>
      <text:p text:style-name="P1"><text:span text:style-name="T3"><text:s text:c="3"/></text:span></text:p>
      <text:p text:style-name="P1"><text:span text:style-name="T3"><text:s/>const [texto, setTexto] = useState('');</text:span></text:p>
      <text:p text:style-name="P1"><text:span text:style-name="T3"><text:s/>const [inteiro, setInteiro] = useState('');</text:span></text:p>
      <text:p text:style-name="P1"><text:span text:style-name="T3"><text:s/>const [cpf, setCpf] = useState('');</text:span></text:p>
      <text:p text:style-name="P1"><text:span text:style-name="T3"><text:s/>const [contato, setContato] = useState('');</text:span></text:p>
      <text:p text:style-name="P1"><text:span text:style-name="T3"><text:s/>const [booleano, setBooleano] = useState(false);</text:span></text:p>
      <text:p text:style-name="P1"><text:span text:style-name="T3"><text:s/>const [opcaoSelecionada, setOpcaoSelecionada] = useState('');</text:span></text:p>
      <text:p text:style-name="P1"><text:span text:style-name="T3"><text:s/>const [opcaoRadio, setOpcaoRadio] = useState('');</text:span></text:p>
      <text:p text:style-name="P1"><text:span text:style-name="T3"><text:s/>const [erros, setErrors] = useState({});</text:span></text:p>
      <text:p text:style-name="P1"><text:span text:style-name="T3"/></text:p>
      <text:p text:style-name="P1"><text:span text:style-name="T3"><text:s/>const handleSubmit = async (e) =&gt; {</text:span></text:p>
      <text:p text:style-name="P1"><text:span text:style-name="T3"><text:s text:c="3"/>e.preventDefault();</text:span></text:p>
      <text:p text:style-name="P1"><text:span text:style-name="T3"><text:s text:c="3"/></text:span></text:p>
      <text:p text:style-name="P1"><text:span text:style-name="T3"><text:s text:c="3"/>// Validação dos dados do formulário</text:span></text:p>
      <text:p text:style-name="P1"><text:span text:style-name="T3"><text:s text:c="3"/>const validationErrors = {};</text:span></text:p>
      <text:p text:style-name="P1"><text:span text:style-name="T3"/></text:p>
      <text:p text:style-name="P1"><text:span text:style-name="T3"><text:s text:c="3"/>if (!texto || texto.length &lt; 2 || texto.length &gt; 255) {</text:span></text:p>
      <text:p text:style-name="P1"><text:span text:style-name="T3"><text:s text:c="4"/>validationErrors.texto = 'O texto é obrigatório e deve ter entre 2 e 255 caracteres';</text:span></text:p>
      <text:p text:style-name="P1"><text:span text:style-name="T3"><text:s text:c="2"/>}</text:span></text:p>
      <text:p text:style-name="P1"><text:span text:style-name="T3"/></text:p>
      <text:p text:style-name="P1"><text:span text:style-name="T3"><text:s text:c="2"/>if (!inteiro || isNaN(inteiro) || inteiro &lt;= 0 || inteiro &gt;= 1000) {</text:span></text:p>
      <text:p text:style-name="P1"><text:span text:style-name="T3"><text:s text:c="4"/>validationErrors.inteiro = 'O inteiro é obrigatório e deve ser um número maior que 0 e menor que 1000';</text:span></text:p>
      <text:p text:style-name="P1"><text:span text:style-name="T3"><text:s text:c="2"/>}</text:span></text:p>
      <text:p text:style-name="P1"><text:span text:style-name="T3"/></text:p>
      <text:p text:style-name="P1"><text:span text:style-name="T3"><text:s text:c="2"/>if (typeof booleano !== 'boolean') {</text:span></text:p>
      <text:p text:style-name="P1"><text:span text:style-name="T3"><text:s text:c="4"/>validationErrors.booleano = 'O booleano é obrigatório';</text:span></text:p>
      <text:p text:style-name="P1"><text:span text:style-name="T3"><text:s text:c="2"/>}</text:span></text:p>
      <text:p text:style-name="P1"><text:span text:style-name="T3"/></text:p>
      <text:p text:style-name="P1"><text:span text:style-name="T3"><text:s text:c="2"/>if (!opcaoSelecionada) {</text:span></text:p>
      <text:p text:style-name="P1"><text:span text:style-name="T3"><text:s text:c="4"/>validationErrors.opcaoSelecionada = 'A opção do dropdown é obrigatória';</text:span></text:p>
      <text:p text:style-name="P1"><text:span text:style-name="T3"><text:s text:c="2"/>}</text:span></text:p>
      <text:p text:style-name="P1"><text:span text:style-name="T3"/></text:p>
      <text:p text:style-name="P1"><text:span text:style-name="T3"><text:s text:c="2"/>if (!cpf) {</text:span></text:p>
      <text:p text:style-name="P1"><text:span text:style-name="T3"><text:s text:c="4"/>validationErrors.cpf = 'O CPF é obrigatório';</text:span></text:p>
      <text:p text:style-name="P1"><text:span text:style-name="T3"><text:s text:c="2"/>}</text:span></text:p>
      <text:p text:style-name="P1"><text:span text:style-name="T3"/></text:p>
      <text:p text:style-name="P1"><text:span text:style-name="T3"><text:s text:c="2"/>if (!contato) {</text:span></text:p>
      <text:p text:style-name="P1"><text:span text:style-name="T3"><text:s text:c="4"/>validationErrors.contato = 'O telefone é obrigatório';</text:span></text:p>
      <text:p text:style-name="P1"><text:span text:style-name="T3"><text:s text:c="2"/>}</text:span></text:p>
      <text:p text:style-name="P1"><text:span text:style-name="T3"/></text:p>
      <text:p text:style-name="P1"><text:span text:style-name="T3"><text:s text:c="2"/>if (!opcaoRadio) {</text:span></text:p>
      <text:p text:style-name="P1"><text:span text:style-name="T3"><text:s text:c="4"/>validationErrors.opcaoRadio = 'Selecione uma opção de rádio';</text:span></text:p>
      <text:p text:style-name="P1"><text:span text:style-name="T3"><text:s text:c="2"/>}</text:span></text:p>
      <text:p text:style-name="P1"><text:span text:style-name="T3"/></text:p>
      <text:p text:style-name="P1"><text:span text:style-name="T3"><text:s text:c="2"/>setErrors(validationErrors);</text:span></text:p>
      <text:p text:style-name="P1"><text:span text:style-name="T3"><text:s/></text:span></text:p>
      <text:p text:style-name="P1"><text:span text:style-name="T3"><text:s text:c="2"/>if (Object.keys(validationErrors).length === 0) {</text:span></text:p>
      <text:p text:style-name="P1"><text:span text:style-name="T3"><text:s text:c="4"/>// Se não houver erros de validação, você pode enviar os dados do formulário para a API</text:span></text:p>
      <text:p text:style-name="P1"><text:span text:style-name="T3"><text:s text:c="4"/>const formData = {</text:span></text:p>
      <text:p text:style-name="P1"><text:span text:style-name="T3"><text:s text:c="6"/>texto,</text:span></text:p>
      <text:p text:style-name="P1"><text:span text:style-name="T3"><text:s text:c="6"/>inteiro,</text:span></text:p>
      <text:p text:style-name="P1"><text:span text:style-name="T3"><text:s text:c="6"/>cpf,</text:span></text:p>
      <text:p text:style-name="P1"><text:span text:style-name="T3"><text:s text:c="6"/>contato,</text:span></text:p>
      <text:p text:style-name="P1"><text:span text:style-name="T3"><text:s text:c="6"/>booleano,</text:span></text:p>
      <text:p text:style-name="P1"><text:span text:style-name="T3"><text:s text:c="6"/>opcaoSelecionada,</text:span></text:p>
      <text:p text:style-name="P1"><text:span text:style-name="T3"><text:s text:c="6"/>opcaoRadio</text:span></text:p>
      <text:p text:style-name="P1"><text:span text:style-name="T3"><text:s text:c="4"/>}</text:span></text:p>
      <text:p text:style-name="P1"><text:span text:style-name="T3"/></text:p>
      <text:p text:style-name="P1"><text:span text:style-name="T3"><text:s/></text:span></text:p>
      <text:p text:style-name="P1"><text:span text:style-name="T3"><text:s text:c="3"/>// Exibindo os dados do formulário no console</text:span></text:p>
      <text:p text:style-name="P1"><text:span text:style-name="T3"><text:s text:c="3"/>console.log(formData);</text:span></text:p>
      <text:p text:style-name="P1"><text:span text:style-name="T3"/></text:p>
      <text:p text:style-name="P1"><text:span text:style-name="T3"><text:s text:c="4"/>try {</text:span></text:p>
      <text:p text:style-name="P1"><text:span text:style-name="T3"><text:s text:c="12"/>const response = await fetch('http://localhost:3333/cadastrarDoador', {</text:span></text:p>
      <text:p text:style-name="P1"><text:span text:style-name="T3"><text:s text:c="12"/>method: 'POST', // Método HTTP para enviar os dados</text:span></text:p>
      <text:p text:style-name="P1"><text:span text:style-name="T3"><text:s text:c="12"/>headers: {</text:span></text:p>
      <text:p text:style-name="P1"><text:span text:style-name="T3"><text:s text:c="16"/>'Content-Type': 'application/json' // Tipo de conteúdo do corpo da requisição</text:span></text:p>
      <text:p text:style-name="P1"><text:span text:style-name="T3"><text:s text:c="12"/>},</text:span></text:p>
      <text:p text:style-name="P1"><text:span text:style-name="T3"><text:s text:c="12"/>body: JSON.stringify(formData) // Dados do formulário convertidos para JSON</text:span></text:p>
      <text:p text:style-name="P1"><text:span text:style-name="T3"><text:s text:c="12"/>});</text:span></text:p>
      <text:p text:style-name="P1"><text:span text:style-name="T3"/></text:p>
      <text:p text:style-name="P1"><text:span text:style-name="T3"><text:s text:c="12"/>if (response.ok) {</text:span></text:p>
      <text:p text:style-name="P1"><text:span text:style-name="T3"><text:s text:c="12"/>console.log('Dados enviados com sucesso!');</text:span></text:p>
      <text:p text:style-name="P1"><text:span text:style-name="T3"><text:s text:c="12"/>} else {</text:span></text:p>
      <text:p text:style-name="P1"><text:span text:style-name="T3"><text:s text:c="16"/>console.error('Falha ao enviar os dados.');</text:span></text:p>
      <text:p text:style-name="P1"><text:span text:style-name="T3"><text:s text:c="16"/>console.log(response);</text:span></text:p>
      <text:p text:style-name="P1"><text:span text:style-name="T3"><text:s text:c="12"/>}</text:span></text:p>
      <text:p text:style-name="P1"><text:span text:style-name="T3"><text:s text:c="8"/>} catch (error) {console.log('Erro ao enviar os dados:', error);}</text:span></text:p>
      <text:p text:style-name="P1"><text:span text:style-name="T3"><text:s text:c="4"/>}else{</text:span></text:p>
      <text:p text:style-name="P1"><text:span text:style-name="T3"><text:s text:c="8"/>alert("Dados inválidos!");</text:span></text:p>
      <text:p text:style-name="P1"><text:span text:style-name="T3"><text:s text:c="4"/>}</text:span></text:p>
      <text:p text:style-name="P1"><text:span text:style-name="T3"/></text:p>
      <text:p text:style-name="P1"><text:span text:style-name="T3"/></text:p>
      <text:p text:style-name="P1"><text:span text:style-name="T3"><text:s/>};</text:span></text:p>
      <text:p text:style-name="P1"><text:span text:style-name="T3"/></text:p>
      <text:p text:style-name="P1"><text:span text:style-name="T3"><text:s/>return (</text:span></text:p>
      <text:p text:style-name="P1"><text:span text:style-name="T3"><text:s text:c="3"/>&lt;form onSubmit={handleSubmit}&gt;</text:span></text:p>
      <text:p text:style-name="P1"><text:span text:style-name="T3"><text:s text:c="5"/>&lt;label&gt;</text:span></text:p>
      <text:p text:style-name="P1"><text:span text:style-name="T3"><text:s text:c="7"/>Nome:</text:span></text:p>
      <text:p text:style-name="P1"><text:span text:style-name="T3"><text:s text:c="7"/>&lt;input type="text" value={texto} onChange={(e) =&gt; setTexto(e.target.value)} /&gt;</text:span></text:p>
      <text:p text:style-name="P1"><text:span text:style-name="T3"><text:s text:c="5"/>&lt;/label&gt;</text:span></text:p>
      <text:p text:style-name="P1"><text:span text:style-name="T3"><text:s text:c="5"/>&lt;br /&gt;</text:span></text:p>
      <text:p text:style-name="P1"><text:span text:style-name="T3"><text:s text:c="5"/>&lt;label&gt;</text:span></text:p>
      <text:p text:style-name="P1"><text:span text:style-name="T3"><text:s text:c="7"/>Código:</text:span></text:p>
      <text:p text:style-name="P1"><text:span text:style-name="T3"><text:s text:c="7"/>&lt;input type="number" value={inteiro} onChange={(e) =&gt; setInteiro(parseInt(e.target.value))} /&gt;</text:span></text:p>
      <text:p text:style-name="P1"><text:span text:style-name="T3"><text:s text:c="5"/>&lt;/label&gt;</text:span></text:p>
      <text:p text:style-name="P1"><text:span text:style-name="T3"><text:s text:c="5"/>&lt;br /&gt;</text:span></text:p>
      <text:p text:style-name="P1"><text:span text:style-name="T3"><text:s text:c="5"/>&lt;label&gt;</text:span></text:p>
      <text:p text:style-name="P1"><text:span text:style-name="T3"><text:s text:c="7"/>CPF:</text:span></text:p>
      <text:p text:style-name="P1"><text:span text:style-name="T3"><text:s text:c="7"/>&lt;input type="text" value={cpf} onChange={(e) =&gt; setCpf(e.target.value)} /&gt;</text:span></text:p>
      <text:p text:style-name="P1"><text:span text:style-name="T3"><text:s text:c="5"/>&lt;/label&gt;</text:span></text:p>
      <text:p text:style-name="P1"><text:span text:style-name="T3"><text:s text:c="5"/>&lt;br /&gt;</text:span></text:p>
      <text:p text:style-name="P1"><text:span text:style-name="T3"><text:s text:c="5"/>&lt;label&gt;</text:span></text:p>
      <text:p text:style-name="P1"><text:span text:style-name="T3"><text:s text:c="7"/>Contato:</text:span></text:p>
      <text:p text:style-name="P1"><text:span text:style-name="T3"><text:s text:c="7"/>&lt;input type="text" value={contato} onChange={(e) =&gt; setContato(e.target.value)} /&gt;</text:span></text:p>
      <text:p text:style-name="P1"><text:span text:style-name="T3"><text:s text:c="5"/>&lt;/label&gt;</text:span></text:p>
      <text:p text:style-name="P1"><text:span text:style-name="T3"><text:s text:c="5"/>&lt;br /&gt;</text:span></text:p>
      <text:p text:style-name="P1"><text:span text:style-name="T3"><text:s text:c="5"/>&lt;label&gt;</text:span></text:p>
      <text:p text:style-name="P1"><text:span text:style-name="T3"><text:s text:c="7"/>Status:</text:span></text:p>
      <text:p text:style-name="P1"><text:span text:style-name="T3"><text:s text:c="7"/>&lt;input type="checkbox" checked={booleano} onChange={(e) =&gt; setBooleano(e.target.checked)} /&gt;</text:span></text:p>
      <text:p text:style-name="P1"><text:span text:style-name="T3"><text:s text:c="5"/>&lt;/label&gt;</text:span></text:p>
      <text:p text:style-name="P1"><text:span text:style-name="T3"><text:s text:c="5"/>&lt;br /&gt;</text:span></text:p>
      <text:p text:style-name="P1"><text:span text:style-name="T3"><text:s text:c="5"/>&lt;label&gt;</text:span></text:p>
      <text:p text:style-name="P1"><text:span text:style-name="T3"><text:s text:c="7"/>Tipo Sanguíneo:</text:span></text:p>
      <text:p text:style-name="P1"><text:span text:style-name="T3"><text:s text:c="7"/>&lt;select value={opcaoSelecionada} onChange={(e) =&gt; setOpcaoSelecionada(e.target.value)}&gt;</text:span></text:p>
      <text:p text:style-name="P1"><text:span text:style-name="T3"><text:s text:c="9"/>&lt;option value=""&gt;Selecione uma opção&lt;/option&gt;</text:span></text:p>
      <text:p text:style-name="P1"><text:span text:style-name="T3"><text:s text:c="9"/>&lt;option value="opcao1"&gt;A&lt;/option&gt;</text:span></text:p>
      <text:p text:style-name="P1"><text:span text:style-name="T3"><text:s text:c="9"/>&lt;option value="opcao2"&gt;B&lt;/option&gt;</text:span></text:p>
      <text:p text:style-name="P1"><text:span text:style-name="T3"><text:s text:c="9"/>&lt;option value="opcao3"&gt;AB&lt;/option&gt;</text:span></text:p>
      <text:p text:style-name="P1"><text:span text:style-name="T3"><text:s text:c="9"/>&lt;option value="opcao3"&gt;O&lt;/option&gt;</text:span></text:p>
      <text:p text:style-name="P1"><text:span text:style-name="T3"><text:s text:c="7"/>&lt;/select&gt;</text:span></text:p>
      <text:p text:style-name="P1"><text:span text:style-name="T3"><text:s text:c="5"/>&lt;/label&gt;</text:span></text:p>
      <text:p text:style-name="P1"><text:span text:style-name="T3"><text:s text:c="5"/>&lt;br /&gt;</text:span></text:p>
      <text:p text:style-name="P1"><text:span text:style-name="T3"><text:s text:c="5"/>&lt;label&gt;</text:span></text:p>
      <text:p text:style-name="P1"><text:span text:style-name="T3"><text:s text:c="7"/>Opções de Radio:</text:span></text:p>
      <text:p text:style-name="P1"><text:span text:style-name="T3"><text:s text:c="7"/>&lt;label&gt;</text:span></text:p>
      <text:p text:style-name="P1"><text:span text:style-name="T3"><text:s text:c="9"/>&lt;input type="radio" value="radio1" checked={opcaoRadio === 'radio1'} onChange={() =&gt; setOpcaoRadio('radio1')} /&gt;</text:span></text:p>
      <text:p text:style-name="P1"><text:span text:style-name="T3"><text:s text:c="9"/>Positivo</text:span></text:p>
      <text:p text:style-name="P1"><text:span text:style-name="T3"><text:s text:c="7"/>&lt;/label&gt;</text:span></text:p>
      <text:p text:style-name="P1"><text:span text:style-name="T3"><text:s text:c="7"/>&lt;label&gt;</text:span></text:p>
      <text:p text:style-name="P1"><text:span text:style-name="T3"><text:s text:c="9"/>&lt;input type="radio" value="radio2" checked={opcaoRadio === 'radio2'} onChange={() =&gt; setOpcaoRadio('radio2')} /&gt;</text:span></text:p>
      <text:p text:style-name="P1"><text:span text:style-name="T3"><text:s text:c="9"/>Negativo</text:span></text:p>
      <text:p text:style-name="P1"><text:span text:style-name="T3"><text:s text:c="7"/>&lt;/label&gt;</text:span></text:p>
      <text:p text:style-name="P1"><text:span text:style-name="T3"><text:s text:c="5"/>&lt;/label&gt;</text:span></text:p>
      <text:p text:style-name="P1"><text:span text:style-name="T3"><text:s text:c="5"/>&lt;br /&gt;</text:span></text:p>
      <text:p text:style-name="P1"><text:span text:style-name="T3"><text:s text:c="5"/>&lt;button type="submit"&gt;Enviar&lt;/button&gt;</text:span></text:p>
      <text:p text:style-name="P1"><text:span text:style-name="T3"><text:s text:c="3"/>&lt;/form&gt;</text:span></text:p>
      <text:p text:style-name="P1"><text:span text:style-name="T3"><text:s/>);</text:span></text:p>
      <text:p text:style-name="P1"><text:span text:style-name="T3">};</text:span></text:p>
      <text:p text:style-name="P1"><text:span text:style-name="T3"/></text:p>
      <text:p text:style-name="P1"><text:span text:style-name="T3">export default Formulario;</text:span></text:p>
      <text:p text:style-name="P2"><text:span text:style-name="T3"/></text:p>
      <text:p text:style-name="P2"><text:span text:style-name="T3">---------------------------------------------------------------------------------------------------</text:span><text:span text:style-name="T4"/></text:p>
      <text:p text:style-name="P2"><text:span text:style-name="T5">O arquivo routes.js deve ficar assim:</text:span></text:p>
      <text:p text:style-name="P2"><text:span text:style-name="T6"/></text:p>
      <text:p text:style-name="P3"><text:span text:style-name="T7">const</text:span><text:span text:style-name="T8"><text:s/></text:span><text:span text:style-name="T9">express</text:span><text:span text:style-name="T10"><text:s/></text:span><text:span text:style-name="T11">=</text:span><text:span text:style-name="T12"><text:s/></text:span><text:span text:style-name="T13">require</text:span><text:span text:style-name="T14">(</text:span><text:span text:style-name="T15">'</text:span><text:span text:style-name="T16">express</text:span><text:span text:style-name="T17">'</text:span><text:span text:style-name="T18">)</text:span></text:p>
      <text:p text:style-name="P3"><text:span text:style-name="T19">const</text:span><text:span text:style-name="T20"><text:s/>{<text:s/></text:span><text:span text:style-name="T21">Pool</text:span><text:span text:style-name="T22"><text:s/>}<text:s/></text:span><text:span text:style-name="T23">=</text:span><text:span text:style-name="T24"><text:s/></text:span><text:span text:style-name="T25">require</text:span><text:span text:style-name="T26">(</text:span><text:span text:style-name="T27">'</text:span><text:span text:style-name="T28">pg</text:span><text:span text:style-name="T29">'</text:span><text:span text:style-name="T30">);</text:span></text:p>
      <text:p text:style-name="P3"><text:span text:style-name="T31">const</text:span><text:span text:style-name="T32"><text:s/></text:span><text:span text:style-name="T33">routes</text:span><text:span text:style-name="T34"><text:s/></text:span><text:span text:style-name="T35">=</text:span><text:span text:style-name="T36"><text:s/></text:span><text:span text:style-name="T37">express</text:span><text:span text:style-name="T38">.</text:span><text:span text:style-name="T39">Router</text:span><text:span text:style-name="T40">();</text:span></text:p>
      <text:p text:style-name="P3"><text:span text:style-name="T41">const</text:span><text:span text:style-name="T42"><text:s/>etapa3<text:s/></text:span><text:span text:style-name="T43">=</text:span><text:span text:style-name="T44"><text:s/></text:span><text:span text:style-name="T45">require</text:span><text:span text:style-name="T46">(</text:span><text:span text:style-name="T47">'</text:span><text:span text:style-name="T48">./controllers/etapa3</text:span><text:span text:style-name="T49">'</text:span><text:span text:style-name="T50">);</text:span></text:p>
      <text:p text:style-name="P3"><text:span text:style-name="T51">const</text:span><text:span text:style-name="T52"><text:s/>etapa4<text:s/></text:span><text:span text:style-name="T53">=</text:span><text:span text:style-name="T54"><text:s/></text:span><text:span text:style-name="T55">require</text:span><text:span text:style-name="T56">(</text:span><text:span text:style-name="T57">'</text:span><text:span text:style-name="T58">./controllers/etapa4</text:span><text:span text:style-name="T59">'</text:span><text:span text:style-name="T60">);</text:span></text:p>
      <text:p text:style-name="P3"><text:span text:style-name="T61"/></text:p>
      <text:p text:style-name="P3"><text:span text:style-name="T62">const</text:span><text:span text:style-name="T63"><text:s/></text:span><text:span text:style-name="T64">pool</text:span><text:span text:style-name="T65"><text:s/></text:span><text:span text:style-name="T66">=</text:span><text:span text:style-name="T67"><text:s/></text:span><text:span text:style-name="T68">new</text:span><text:span text:style-name="T69"><text:s/></text:span><text:span text:style-name="T70">Pool</text:span><text:span text:style-name="T71">({</text:span></text:p>
      <text:p text:style-name="P3"><text:span text:style-name="T71"><text:s text:c="4"/>user</text:span><text:span text:style-name="T72">:</text:span><text:span text:style-name="T73"><text:s/></text:span><text:span text:style-name="T74">'</text:span><text:span text:style-name="T75">postgres</text:span><text:span text:style-name="T76">'</text:span><text:span text:style-name="T77">,</text:span></text:p>
      <text:p text:style-name="P3"><text:span text:style-name="T77"><text:s text:c="4"/>host</text:span><text:span text:style-name="T78">:</text:span><text:span text:style-name="T79"><text:s/></text:span><text:span text:style-name="T80">'</text:span><text:span text:style-name="T81">localhost</text:span><text:span text:style-name="T82">'</text:span><text:span text:style-name="T83">,</text:span></text:p>
      <text:p text:style-name="P3"><text:span text:style-name="T83"><text:s text:c="4"/>database</text:span><text:span text:style-name="T84">:</text:span><text:span text:style-name="T85"><text:s/></text:span><text:span text:style-name="T86">'</text:span><text:span text:style-name="T87">daw1</text:span><text:span text:style-name="T88">'</text:span><text:span text:style-name="T89">,</text:span></text:p>
      <text:p text:style-name="P3"><text:span text:style-name="T89"><text:s text:c="4"/>password</text:span><text:span text:style-name="T90">:</text:span><text:span text:style-name="T91"><text:s/></text:span><text:span text:style-name="T92">'</text:span><text:span text:style-name="T93">12345</text:span><text:span text:style-name="T94">'</text:span><text:span text:style-name="T95">,</text:span></text:p>
      <text:p text:style-name="P3"><text:span text:style-name="T95"><text:s text:c="4"/>port</text:span><text:span text:style-name="T96">:</text:span><text:span text:style-name="T97"><text:s/></text:span><text:span text:style-name="T98">5432</text:span><text:span text:style-name="T99">,</text:span></text:p>
      <text:p text:style-name="P3"><text:span text:style-name="T99">});</text:span></text:p>
      <text:p text:style-name="P3"><text:span text:style-name="T100"/></text:p>
      <text:p text:style-name="P3"><text:span text:style-name="T101">routes</text:span><text:span text:style-name="T102">.</text:span><text:span text:style-name="T103">get</text:span><text:span text:style-name="T104">(</text:span><text:span text:style-name="T105">'</text:span><text:span text:style-name="T106">/doador</text:span><text:span text:style-name="T107">'</text:span><text:span text:style-name="T108">,<text:s/></text:span><text:span text:style-name="T109">async</text:span><text:span text:style-name="T110"><text:s/>(</text:span><text:span text:style-name="T111">req</text:span><text:span text:style-name="T112">,<text:s/></text:span><text:span text:style-name="T113">res</text:span><text:span text:style-name="T114">)<text:s/></text:span><text:span text:style-name="T115">=&gt;</text:span><text:span text:style-name="T116"><text:s/>{</text:span></text:p>
      <text:p text:style-name="P3"><text:span text:style-name="T116"><text:s text:c="4"/></text:span><text:span text:style-name="T117">try</text:span><text:span text:style-name="T118"><text:s/>{</text:span></text:p>
      <text:p text:style-name="P3"><text:span text:style-name="T118"><text:s text:c="8"/></text:span><text:span text:style-name="T119">const</text:span><text:span text:style-name="T120"><text:s/></text:span><text:span text:style-name="T121">client</text:span><text:span text:style-name="T122"><text:s/></text:span><text:span text:style-name="T123">=</text:span><text:span text:style-name="T124"><text:s/></text:span><text:span text:style-name="T125">await</text:span><text:span text:style-name="T126"><text:s/></text:span><text:span text:style-name="T127">pool</text:span><text:span text:style-name="T128">.</text:span><text:span text:style-name="T129">connect</text:span><text:span text:style-name="T130">();</text:span></text:p>
      <text:p text:style-name="P3"><text:span text:style-name="T130"><text:s text:c="8"/></text:span><text:span text:style-name="T131">const</text:span><text:span text:style-name="T132"><text:s/></text:span><text:span text:style-name="T133">result</text:span><text:span text:style-name="T134"><text:s/></text:span><text:span text:style-name="T135">=</text:span><text:span text:style-name="T136"><text:s/></text:span><text:span text:style-name="T137">await</text:span><text:span text:style-name="T138"><text:s/></text:span><text:span text:style-name="T139">client</text:span><text:span text:style-name="T140">.</text:span><text:span text:style-name="T141">query</text:span><text:span text:style-name="T142">(</text:span><text:span text:style-name="T143">'</text:span><text:span text:style-name="T144">SELECT * FROM DOADOR</text:span><text:span text:style-name="T145">'</text:span><text:span text:style-name="T146">);</text:span></text:p>
      <text:p text:style-name="P3"><text:span text:style-name="T146"><text:s text:c="8"/></text:span><text:span text:style-name="T147">const</text:span><text:span text:style-name="T148"><text:s/></text:span><text:span text:style-name="T149">doador</text:span><text:span text:style-name="T150"><text:s/></text:span><text:span text:style-name="T151">=</text:span><text:span text:style-name="T152"><text:s/></text:span><text:span text:style-name="T153">result</text:span><text:span text:style-name="T154">.rows;</text:span></text:p>
      <text:p text:style-name="P3"><text:span text:style-name="T154"><text:s text:c="8"/></text:span><text:span text:style-name="T155">client</text:span><text:span text:style-name="T156">.</text:span><text:span text:style-name="T157">release</text:span><text:span text:style-name="T158">();</text:span></text:p>
      <text:p text:style-name="P3"><text:span text:style-name="T158"><text:s text:c="8"/></text:span><text:span text:style-name="T159">res</text:span><text:span text:style-name="T160">.</text:span><text:span text:style-name="T161">json</text:span><text:span text:style-name="T162">(</text:span><text:span text:style-name="T163">doador</text:span><text:span text:style-name="T164">);</text:span></text:p>
      <text:p text:style-name="P3"><text:span text:style-name="T164"><text:s text:c="4"/>}<text:s/></text:span><text:span text:style-name="T165">catch</text:span><text:span text:style-name="T166"><text:s/>(err) {</text:span></text:p>
      <text:p text:style-name="P3"><text:span text:style-name="T166"><text:s text:c="8"/></text:span><text:span text:style-name="T167">console</text:span><text:span text:style-name="T168">.</text:span><text:span text:style-name="T169">error</text:span><text:span text:style-name="T170">(</text:span><text:span text:style-name="T171">'</text:span><text:span text:style-name="T172">Erro ao buscar usuários</text:span><text:span text:style-name="T173">'</text:span><text:span text:style-name="T174">, err);</text:span></text:p>
      <text:p text:style-name="P3"><text:span text:style-name="T174"><text:s text:c="8"/></text:span><text:span text:style-name="T175">res</text:span><text:span text:style-name="T176">.</text:span><text:span text:style-name="T177">status</text:span><text:span text:style-name="T178">(</text:span><text:span text:style-name="T179">500</text:span><text:span text:style-name="T180">).</text:span><text:span text:style-name="T181">json</text:span><text:span text:style-name="T182">({ error</text:span><text:span text:style-name="T183">:</text:span><text:span text:style-name="T184"><text:s/></text:span><text:span text:style-name="T185">'</text:span><text:span text:style-name="T186">Erro ao buscar usuários</text:span><text:span text:style-name="T187">'</text:span><text:span text:style-name="T188"><text:s/>});</text:span></text:p>
      <text:p text:style-name="P3"><text:span text:style-name="T188"><text:s text:c="4"/>}</text:span></text:p>
      <text:p text:style-name="P3"><text:span text:style-name="T188">})</text:span></text:p>
      <text:p text:style-name="P3"><text:span text:style-name="T189"/></text:p>
      <text:p text:style-name="P3"><text:span text:style-name="T190">routes</text:span><text:span text:style-name="T191">.</text:span><text:span text:style-name="T192">post</text:span><text:span text:style-name="T193">(</text:span><text:span text:style-name="T194">'</text:span><text:span text:style-name="T195">/cadastrarDoador</text:span><text:span text:style-name="T196">'</text:span><text:span text:style-name="T197">,<text:s/></text:span><text:span text:style-name="T198">async</text:span><text:span text:style-name="T199"><text:s/>(</text:span><text:span text:style-name="T200">req</text:span><text:span text:style-name="T201">,<text:s/></text:span><text:span text:style-name="T202">res</text:span><text:span text:style-name="T203">)<text:s/></text:span><text:span text:style-name="T204">=&gt;</text:span><text:span text:style-name="T205"><text:s/>{</text:span></text:p>
      <text:p text:style-name="P3"><text:span text:style-name="T205"><text:s text:c="4"/></text:span><text:span text:style-name="T206">try</text:span><text:span text:style-name="T207"><text:s/>{</text:span></text:p>
      <text:p text:style-name="P3"><text:span text:style-name="T207"><text:s text:c="8"/></text:span><text:span text:style-name="T208">const</text:span><text:span text:style-name="T209"><text:s/>{<text:s/></text:span><text:span text:style-name="T210">texto</text:span><text:span text:style-name="T211">,<text:s/></text:span><text:span text:style-name="T212">inteiro</text:span><text:span text:style-name="T213">,<text:s/></text:span><text:span text:style-name="T214">booleano</text:span><text:span text:style-name="T215">,<text:s/></text:span><text:span text:style-name="T216">opcaoSelecionada</text:span><text:span text:style-name="T217">,<text:s/></text:span><text:span text:style-name="T218">opcaoRadio</text:span><text:span text:style-name="T219"><text:s/>}<text:s/></text:span><text:span text:style-name="T220">=</text:span><text:span text:style-name="T221"><text:s/></text:span><text:span text:style-name="T222">req</text:span><text:span text:style-name="T223">.body;</text:span></text:p>
      <text:p text:style-name="P3"><text:span text:style-name="T223"><text:s text:c="8"/></text:span><text:span text:style-name="T224">console</text:span><text:span text:style-name="T225">.</text:span><text:span text:style-name="T226">log</text:span><text:span text:style-name="T227">(</text:span><text:span text:style-name="T228">'</text:span><text:span text:style-name="T229">Backend:<text:s/></text:span><text:span text:style-name="T230">'</text:span><text:span text:style-name="T231"><text:s/></text:span><text:span text:style-name="T232">+</text:span><text:span text:style-name="T233"><text:s/></text:span><text:span text:style-name="T234">texto</text:span><text:span text:style-name="T235">,<text:s/></text:span><text:span text:style-name="T236">inteiro</text:span><text:span text:style-name="T237">);</text:span></text:p>
      <text:p text:style-name="P3"><text:span text:style-name="T237"><text:s text:c="8"/></text:span><text:span text:style-name="T238">const</text:span><text:span text:style-name="T239"><text:s/></text:span><text:span text:style-name="T240">client</text:span><text:span text:style-name="T241"><text:s/></text:span><text:span text:style-name="T242">=</text:span><text:span text:style-name="T243"><text:s/></text:span><text:span text:style-name="T244">await</text:span><text:span text:style-name="T245"><text:s/></text:span><text:span text:style-name="T246">pool</text:span><text:span text:style-name="T247">.</text:span><text:span text:style-name="T248">connect</text:span><text:span text:style-name="T249">();</text:span></text:p>
      <text:p text:style-name="P3"><text:span text:style-name="T249"><text:s text:c="8"/></text:span><text:span text:style-name="T250">const</text:span><text:span text:style-name="T251"><text:s/></text:span><text:span text:style-name="T252">result</text:span><text:span text:style-name="T253"><text:s/></text:span><text:span text:style-name="T254">=</text:span><text:span text:style-name="T255"><text:s/></text:span><text:span text:style-name="T256">await</text:span><text:span text:style-name="T257"><text:s/></text:span><text:span text:style-name="T258">client</text:span><text:span text:style-name="T259">.</text:span><text:span text:style-name="T260">query</text:span><text:span text:style-name="T261">(</text:span><text:span text:style-name="T262">'</text:span><text:span text:style-name="T263">INSERT INTO doador (codigo, nome) VALUES ($1, $2) RETURNING *</text:span><text:span text:style-name="T264">'</text:span><text:span text:style-name="T265">, [</text:span><text:span text:style-name="T266">inteiro</text:span><text:span text:style-name="T267">,<text:s/></text:span><text:span text:style-name="T268">texto</text:span><text:span text:style-name="T269">]);</text:span></text:p>
      <text:p text:style-name="P3"><text:span text:style-name="T269"><text:s text:c="8"/></text:span><text:span text:style-name="T270">const</text:span><text:span text:style-name="T271"><text:s/></text:span><text:span text:style-name="T272">newItem</text:span><text:span text:style-name="T273"><text:s/></text:span><text:span text:style-name="T274">=</text:span><text:span text:style-name="T275"><text:s/></text:span><text:span text:style-name="T276">result</text:span><text:span text:style-name="T277">.rows[</text:span><text:span text:style-name="T278">0</text:span><text:span text:style-name="T279">];</text:span></text:p>
      <text:p text:style-name="P3"><text:span text:style-name="T279"><text:s text:c="8"/></text:span><text:span text:style-name="T280">client</text:span><text:span text:style-name="T281">.</text:span><text:span text:style-name="T282">release</text:span><text:span text:style-name="T283">();</text:span></text:p>
      <text:p text:style-name="P3"><text:span text:style-name="T283"><text:s text:c="8"/></text:span><text:span text:style-name="T284">res</text:span><text:span text:style-name="T285">.</text:span><text:span text:style-name="T286">json</text:span><text:span text:style-name="T287">(</text:span><text:span text:style-name="T288">newItem</text:span><text:span text:style-name="T289">);</text:span></text:p>
      <text:p text:style-name="P3"><text:span text:style-name="T289"><text:s text:c="4"/>}<text:s/></text:span><text:span text:style-name="T290">catch</text:span><text:span text:style-name="T291"><text:s/>(err) {</text:span></text:p>
      <text:p text:style-name="P3"><text:span text:style-name="T291"><text:s text:c="8"/></text:span><text:span text:style-name="T292">console</text:span><text:span text:style-name="T293">.</text:span><text:span text:style-name="T294">error</text:span><text:span text:style-name="T295">(err);</text:span></text:p>
      <text:p text:style-name="P3"><text:span text:style-name="T295"><text:s text:c="8"/></text:span><text:span text:style-name="T296">res</text:span><text:span text:style-name="T297">.</text:span><text:span text:style-name="T298">status</text:span><text:span text:style-name="T299">(</text:span><text:span text:style-name="T300">500</text:span><text:span text:style-name="T301">).</text:span><text:span text:style-name="T302">json</text:span><text:span text:style-name="T303">({ message</text:span><text:span text:style-name="T304">:</text:span><text:span text:style-name="T305"><text:s/></text:span><text:span text:style-name="T306">'</text:span><text:span text:style-name="T307">Erro interno do servidor</text:span><text:span text:style-name="T308">'</text:span><text:span text:style-name="T309"><text:s/>});</text:span></text:p>
      <text:p text:style-name="P3"><text:span text:style-name="T309"><text:s text:c="4"/>}</text:span></text:p>
      <text:p text:style-name="P3"><text:span text:style-name="T309">})</text:span></text:p>
      <text:p text:style-name="P3"><text:span text:style-name="T310"/></text:p>
      <text:p text:style-name="P3"><text:span text:style-name="T311">routes</text:span><text:span text:style-name="T312">.</text:span><text:span text:style-name="T313">post</text:span><text:span text:style-name="T314">(</text:span><text:span text:style-name="T315">'</text:span><text:span text:style-name="T316">/excluirDoador/:id</text:span><text:span text:style-name="T317">'</text:span><text:span text:style-name="T318">,<text:s/></text:span><text:span text:style-name="T319">async</text:span><text:span text:style-name="T320"><text:s/>(</text:span><text:span text:style-name="T321">req</text:span><text:span text:style-name="T322">,<text:s/></text:span><text:span text:style-name="T323">res</text:span><text:span text:style-name="T324">)<text:s/></text:span><text:span text:style-name="T325">=&gt;</text:span><text:span text:style-name="T326"><text:s/>{</text:span></text:p>
      <text:p text:style-name="P3"><text:span text:style-name="T326"><text:s text:c="4"/></text:span><text:span text:style-name="T327">const</text:span><text:span text:style-name="T328"><text:s/></text:span><text:span text:style-name="T329">id</text:span><text:span text:style-name="T330"><text:s/></text:span><text:span text:style-name="T331">=</text:span><text:span text:style-name="T332"><text:s/></text:span><text:span text:style-name="T333">req</text:span><text:span text:style-name="T334">.params.id;</text:span></text:p>
      <text:p text:style-name="P3"><text:span text:style-name="T334"><text:s text:c="4"/></text:span><text:span text:style-name="T335">const</text:span><text:span text:style-name="T336"><text:s/>{<text:s/></text:span><text:span text:style-name="T337">nome</text:span><text:span text:style-name="T338">,<text:s/></text:span><text:span text:style-name="T339">cpf</text:span><text:span text:style-name="T340">,<text:s/></text:span><text:span text:style-name="T341">contato</text:span><text:span text:style-name="T342">,<text:s/></text:span><text:span text:style-name="T343">tipo_sanguineo</text:span><text:span text:style-name="T344">,<text:s/></text:span><text:span text:style-name="T345">rh</text:span><text:span text:style-name="T346">,<text:s/></text:span><text:span text:style-name="T347">tipo_rh_corretos</text:span><text:span text:style-name="T348">,<text:s/></text:span><text:span text:style-name="T349">situacao</text:span><text:span text:style-name="T350"><text:s/>}<text:s/></text:span><text:span text:style-name="T351">=</text:span><text:span text:style-name="T352"><text:s/></text:span><text:span text:style-name="T353">req</text:span><text:span text:style-name="T354">.body;</text:span></text:p>
      <text:p text:style-name="P3"><text:span text:style-name="T355"/></text:p>
      <text:p text:style-name="P3"><text:span text:style-name="T356"><text:s text:c="4"/></text:span><text:span text:style-name="T357">try</text:span><text:span text:style-name="T358"><text:s/>{</text:span></text:p>
      <text:p text:style-name="P3"><text:span text:style-name="T358"><text:s text:c="8"/></text:span><text:span text:style-name="T359">const</text:span><text:span text:style-name="T360"><text:s/></text:span><text:span text:style-name="T361">client</text:span><text:span text:style-name="T362"><text:s/></text:span><text:span text:style-name="T363">=</text:span><text:span text:style-name="T364"><text:s/></text:span><text:span text:style-name="T365">await</text:span><text:span text:style-name="T366"><text:s/></text:span><text:span text:style-name="T367">pool</text:span><text:span text:style-name="T368">.</text:span><text:span text:style-name="T369">connect</text:span><text:span text:style-name="T370">();</text:span></text:p>
      <text:p text:style-name="P3"><text:span text:style-name="T370"><text:s text:c="8"/></text:span><text:span text:style-name="T371">const</text:span><text:span text:style-name="T372"><text:s/></text:span><text:span text:style-name="T373">result</text:span><text:span text:style-name="T374"><text:s/></text:span><text:span text:style-name="T375">=</text:span><text:span text:style-name="T376"><text:s/></text:span><text:span text:style-name="T377">await</text:span><text:span text:style-name="T378"><text:s/></text:span><text:span text:style-name="T379">client</text:span><text:span text:style-name="T380">.</text:span><text:span text:style-name="T381">query</text:span><text:span text:style-name="T382">(</text:span><text:span text:style-name="T383">"</text:span><text:span text:style-name="T384">UPDATE DOADOR SET situacao = 'Inativo' WHERE codigo = $1</text:span><text:span text:style-name="T385">"</text:span><text:span text:style-name="T386">, [</text:span><text:span text:style-name="T387">id</text:span><text:span text:style-name="T388">]);</text:span></text:p>
      <text:p text:style-name="P3"><text:span text:style-name="T388"><text:s text:c="8"/></text:span><text:span text:style-name="T389">client</text:span><text:span text:style-name="T390">.</text:span><text:span text:style-name="T391">release</text:span><text:span text:style-name="T392">();</text:span></text:p>
      <text:p text:style-name="P3"><text:span text:style-name="T392"><text:s text:c="8"/></text:span><text:span text:style-name="T393">// Após a atualização, você pode enviar uma resposta de sucesso</text:span></text:p>
      <text:p text:style-name="P3"><text:span text:style-name="T394"><text:s text:c="8"/></text:span><text:span text:style-name="T395">res</text:span><text:span text:style-name="T396">.</text:span><text:span text:style-name="T397">status</text:span><text:span text:style-name="T398">(</text:span><text:span text:style-name="T399">200</text:span><text:span text:style-name="T400">).</text:span><text:span text:style-name="T401">json</text:span><text:span text:style-name="T402">({ message</text:span><text:span text:style-name="T403">:</text:span><text:span text:style-name="T404"><text:s/></text:span><text:span text:style-name="T405">'</text:span><text:span text:style-name="T406">Doador excluído com sucesso</text:span><text:span text:style-name="T407">'</text:span><text:span text:style-name="T408"><text:s/>});</text:span></text:p>
      <text:p text:style-name="P3"><text:span text:style-name="T408"><text:s text:c="4"/>}<text:s/></text:span><text:span text:style-name="T409">catch</text:span><text:span text:style-name="T410"><text:s/>(err) {</text:span></text:p>
      <text:p text:style-name="P3"><text:span text:style-name="T410"><text:s text:c="8"/></text:span><text:span text:style-name="T411">console</text:span><text:span text:style-name="T412">.</text:span><text:span text:style-name="T413">error</text:span><text:span text:style-name="T414">(</text:span><text:span text:style-name="T415">'</text:span><text:span text:style-name="T416">Erro ao atualizar doador:</text:span><text:span text:style-name="T417">'</text:span><text:span text:style-name="T418">, err);</text:span></text:p>
      <text:p text:style-name="P3"><text:span text:style-name="T418"><text:s text:c="8"/></text:span><text:span text:style-name="T419">res</text:span><text:span text:style-name="T420">.</text:span><text:span text:style-name="T421">status</text:span><text:span text:style-name="T422">(</text:span><text:span text:style-name="T423">500</text:span><text:span text:style-name="T424">).</text:span><text:span text:style-name="T425">json</text:span><text:span text:style-name="T426">({ error</text:span><text:span text:style-name="T427">:</text:span><text:span text:style-name="T428"><text:s/></text:span><text:span text:style-name="T429">'</text:span><text:span text:style-name="T430">Erro ao atualizar doador</text:span><text:span text:style-name="T431">'</text:span><text:span text:style-name="T432"><text:s/>});</text:span></text:p>
      <text:p text:style-name="P3"><text:span text:style-name="T432"><text:s text:c="4"/>}</text:span></text:p>
      <text:p text:style-name="P3"><text:span text:style-name="T432">});</text:span></text:p>
      <text:p text:style-name="P3"><text:span text:style-name="T433"/></text:p>
      <text:p text:style-name="P3"><text:span text:style-name="T434">//rotas exercício</text:span></text:p>
      <text:p text:style-name="P3"><text:span text:style-name="T435">routes</text:span><text:span text:style-name="T436">.</text:span><text:span text:style-name="T437">get</text:span><text:span text:style-name="T438">(</text:span><text:span text:style-name="T439">'</text:span><text:span text:style-name="T440">/a1</text:span><text:span text:style-name="T441">'</text:span><text:span text:style-name="T442">, etapa3.</text:span><text:span text:style-name="T443">a1</text:span><text:span text:style-name="T444">);</text:span></text:p>
      <text:p text:style-name="P3"><text:span text:style-name="T445">routes</text:span><text:span text:style-name="T446">.</text:span><text:span text:style-name="T447">get</text:span><text:span text:style-name="T448">(</text:span><text:span text:style-name="T449">'</text:span><text:span text:style-name="T450">/a2/:id</text:span><text:span text:style-name="T451">'</text:span><text:span text:style-name="T452">, etapa3.</text:span><text:span text:style-name="T453">a2</text:span><text:span text:style-name="T454">);</text:span></text:p>
      <text:p text:style-name="P3"><text:span text:style-name="T455">routes</text:span><text:span text:style-name="T456">.</text:span><text:span text:style-name="T457">get</text:span><text:span text:style-name="T458">(</text:span><text:span text:style-name="T459">'</text:span><text:span text:style-name="T460">/a3</text:span><text:span text:style-name="T461">'</text:span><text:span text:style-name="T462">, etapa3.</text:span><text:span text:style-name="T463">a3</text:span><text:span text:style-name="T464">);</text:span></text:p>
      <text:p text:style-name="P3"><text:span text:style-name="T465">//routes.post('/formulario', etapa4.a4);</text:span></text:p>
      <text:p text:style-name="P3"><text:span text:style-name="T466"/></text:p>
      <text:p text:style-name="P3"><text:span text:style-name="T467">module</text:span><text:span text:style-name="T468">.</text:span><text:span text:style-name="T469">exports</text:span><text:span text:style-name="T470"><text:s/></text:span><text:span text:style-name="T471">=</text:span><text:span text:style-name="T472"><text:s/></text:span><text:span text:style-name="T473">routes</text:span><text:span text:style-name="T474">;</text:span></text:p>
      <text:p text:style-name="P3"><text:span text:style-name="T475"/></text:p>
      <text:p text:style-name="P4"><text:span text:style-name="T47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